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10.243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18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HASSAN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GENERAL HOSPITAL, MONIYA</text:p>
          </table:table-cell>
          <table:table-cell table:style-name="ce6" office:value-type="float" office:value="8033456012" calcext:value-type="float">
            <text:p>8033456012</text:p>
          </table:table-cell>
          <table:table-cell table:style-name="ce5" office:value-type="string" calcext:value-type="string">
            <text:p>NERVERON, FIBRONIL</text:p>
          </table:table-cell>
          <table:table-cell table:style-name="ce5" office:value-type="string" calcext:value-type="string">
            <text:p>NERVERON (3 BOXES) #135,000</text:p>
          </table:table-cell>
          <table:table-cell table:style-name="ce5" office:value-type="string" calcext:value-type="string">
            <text:p>HE WAS DELIGHTED TO HEAR ABOUT FIBRONIL AND HE SAID HE WILL SPEAK WITH PHARMACY DEPARTMENT TO PLACE ORD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MR NIYI ABOLADE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GENERAL HOSPITAL, MONIYA</text:p>
          </table:table-cell>
          <table:table-cell table:style-name="ce5" office:value-type="float" office:value="8039241997" calcext:value-type="float">
            <text:p>8039241997</text:p>
          </table:table-cell>
          <table:table-cell table:style-name="ce5" office:value-type="string" calcext:value-type="string">
            <text:p>NERVERON, FIBRONIL</text:p>
          </table:table-cell>
          <table:table-cell table:style-name="ce5" office:value-type="string" calcext:value-type="string">
            <text:p>SAME BUSINESS AS PROVIDED ABOVE</text:p>
          </table:table-cell>
          <table:table-cell table:style-name="ce5" office:value-type="string" calcext:value-type="string">
            <text:p>HE ALSO SHOWED INTREST IN FIBRONIL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OLAMIDE</text:p>
          </table:table-cell>
          <table:table-cell table:style-name="ce5" office:value-type="string" calcext:value-type="string">
            <text:p>OPTHAMOLOGY</text:p>
          </table:table-cell>
          <table:table-cell table:style-name="ce5" office:value-type="string" calcext:value-type="string">
            <text:p>GENERAL HOSPITAL, MONIYA</text:p>
          </table:table-cell>
          <table:table-cell table:style-name="ce5" office:value-type="float" office:value="9030647749" calcext:value-type="float">
            <text:p>9030647749</text:p>
          </table:table-cell>
          <table:table-cell table:style-name="ce5" office:value-type="string" calcext:value-type="string">
            <text:p>EYEMAX/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MRS MOTUNDE INTRODUCED ME TO HER AND I WAS TOLD SHE IS THE ONE WHO HAS BEEN HELPING US PUSH EYEMAX/FORT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RS BARAKAT</text:p>
          </table:table-cell>
          <table:table-cell table:style-name="ce5" office:value-type="string" calcext:value-type="string">
            <text:p>PHARMACY DEPT</text:p>
          </table:table-cell>
          <table:table-cell table:style-name="ce9" office:value-type="string" calcext:value-type="string">
            <text:p>GENERAL HOSPITAL, MONIYA</text:p>
          </table:table-cell>
          <table:table-cell table:style-name="ce5" office:value-type="float" office:value="7044115254" calcext:value-type="float">
            <text:p>7044115254</text:p>
          </table:table-cell>
          <table:table-cell table:style-name="ce5" office:value-type="string" calcext:value-type="string">
            <text:p>NERVERON, FIBRONIL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I WAS INFORMED SHE IS THE GO TO PERSON IN THE PHARMACY AND ONE WHO WILL HELP MY PRODUCTS TO DO WELL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MRS TUNDUN</text:p>
          </table:table-cell>
          <table:table-cell table:style-name="ce5" office:value-type="string" calcext:value-type="string">
            <text:p>KUNLEARA PHARMACY</text:p>
          </table:table-cell>
          <table:table-cell table:style-name="ce9" office:value-type="string" calcext:value-type="string">
            <text:p>OPP. UCH IBADAN</text:p>
          </table:table-cell>
          <table:table-cell table:style-name="ce6" office:value-type="float" office:value="8076186796" calcext:value-type="float">
            <text:p>8076186796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/>
          <table:table-cell table:style-name="ce5" office:value-type="string" calcext:value-type="string">
            <text:p>A.A PHARMACY</text:p>
          </table:table-cell>
          <table:table-cell table:style-name="ce9" office:value-type="string" calcext:value-type="string">
            <text:p>IWO ROAD, IBADAN</text:p>
          </table:table-cell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19T21:37:37.145858568</dc:date>
    <meta:generator>LibreOffice/7.3.7.2$Linux_X86_64 LibreOffice_project/30$Build-2</meta:generator>
    <meta:editing-duration>PT2H30M29S</meta:editing-duration>
    <meta:editing-cycles>21</meta:editing-cycles>
    <meta:document-statistic meta:table-count="1" meta:cell-count="76" meta:object-count="0"/>
    <meta:user-defined meta:name="AppVersion">16.0300</meta:user-defined>
  </office:meta>
</office:document-meta>
</file>